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egoeUI, 'Segoe WP', 'Helvetica Neue', Helvetica, Tahom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ae29c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b741d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f0444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font-size="14pt" officeooo:paragraph-rsid="001b741d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paragraph-rsid="001b741d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paragraph-rsid="001b741d"/>
    </style:style>
    <style:style style:name="P8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style:font-name="Liberation Sans1" fo:font-size="14pt" officeooo:paragraph-rsid="001f0444" style:font-size-asian="14pt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1ae29c" style:font-size-asian="14pt" style:font-style-asian="normal" style:font-weight-asian="normal" style:font-size-complex="14pt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5" style:family="paragraph" style:parent-style-name="Standard">
      <style:text-properties style:font-name="Liberation Sans1" fo:font-size="14pt" officeooo:paragraph-rsid="001ae29c" style:font-size-asian="14pt" style:font-size-complex="14pt"/>
    </style:style>
    <style:style style:name="P16" style:family="paragraph" style:parent-style-name="No_20_Spacing">
      <style:text-properties style:font-name="Liberation Sans1" fo:font-size="14pt" officeooo:paragraph-rsid="001ae29c" style:font-size-asian="14pt" style:font-size-complex="14pt"/>
    </style:style>
    <style:style style:name="P17" style:family="paragraph" style:parent-style-name="No_20_Spacing">
      <style:text-properties style:font-name="Liberation Sans1" fo:font-size="14pt" fo:language="en" fo:country="US" officeooo:paragraph-rsid="001ae29c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ans1" fo:font-size="14pt" officeooo:paragraph-rsid="00207451" style:font-size-asian="14pt" style:font-size-complex="14pt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Liberation Sans1" fo:font-size="14pt" officeooo:paragraph-rsid="00207451" style:font-size-asian="14pt" style:font-size-complex="14pt"/>
    </style:style>
    <style:style style:name="P22" style:family="paragraph" style:parent-style-name="Standard">
      <style:paragraph-properties style:writing-mode="lr-tb"/>
      <style:text-properties style:font-name="Liberation Sans1" fo:font-size="14pt" officeooo:paragraph-rsid="00207451" style:font-size-asian="14pt" style:font-size-complex="14pt"/>
    </style:style>
    <style:style style:name="P23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4" style:family="paragraph" style:parent-style-name="No_20_Spacing">
      <style:text-properties style:font-name="Liberation Sans1" fo:font-size="14pt" fo:language="en" fo:country="US" officeooo:paragraph-rsid="001ae29c" style:font-size-asian="14pt" style:font-name-complex="Times New Roman1" style:font-size-complex="14pt"/>
    </style:style>
    <style:style style:name="P25" style:family="paragraph" style:parent-style-name="No_20_Spacing">
      <style:text-properties style:font-name="Liberation Sans1" fo:font-size="14pt" officeooo:paragraph-rsid="001ae29c" style:font-size-asian="14pt" style:font-name-complex="Times New Roman1" style:font-size-complex="14pt"/>
    </style:style>
    <style:style style:name="P26" style:family="paragraph" style:parent-style-name="No_20_Spacing">
      <style:text-properties style:font-name="Liberation Sans1" fo:font-size="14pt" fo:font-weight="normal" officeooo:paragraph-rsid="001ae29c" style:font-name-asian="Calibri1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18b807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b741d"/>
    </style:style>
    <style:style style:name="T5" style:family="text">
      <style:text-properties fo:font-variant="normal" fo:text-transform="none" fo:color="#000000" fo:letter-spacing="normal" fo:font-style="normal" officeooo:rsid="001b741d"/>
    </style:style>
    <style:style style:name="T6" style:family="text">
      <style:text-properties fo:font-variant="normal" fo:text-transform="none" fo:color="#000000" fo:letter-spacing="normal" fo:font-style="normal" officeooo:rsid="00207451"/>
    </style:style>
    <style:style style:name="T7" style:family="text">
      <style:text-properties fo:font-variant="normal" fo:text-transform="none" fo:color="#000000" fo:letter-spacing="normal" fo:font-style="normal" style:letter-kerning="true" style:font-name-asian="Arial1" style:language-asian="ru" style:country-asian="RU" style:font-weight-asian="normal" style:font-name-complex="Arial Unicode MS" style:font-weight-complex="normal"/>
    </style:style>
    <style:style style:name="T8" style:family="text">
      <style:text-properties fo:font-variant="normal" fo:text-transform="none" fo:color="#000000" fo:letter-spacing="normal" fo:font-style="normal" officeooo:rsid="00207451" style:letter-kerning="true" style:font-name-asian="Arial1" style:language-asian="ru" style:country-asian="RU" style:font-name-complex="Arial Unicode MS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style:font-name-asian="Times New Roman1" style:language-asian="ru" style:country-asian="RU" style:font-style-asian="normal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1f0444" style:font-name-asian="Times New Roman1" style:language-asian="ru" style:country-asian="RU" style:font-style-asian="normal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style:font-name="Arial" fo:font-size="10pt" fo:letter-spacing="normal" fo:font-style="normal" style:letter-kerning="true" style:font-name-asian="Arial1" style:font-size-asian="10pt" style:language-asian="ru" style:country-asian="RU" style:font-weight-asian="normal" style:font-name-complex="Arial Unicode MS" style:font-size-complex="10pt" style:font-weight-complex="normal"/>
    </style:style>
    <style:style style:name="T12" style:family="text">
      <style:text-properties fo:font-variant="normal" fo:text-transform="none" fo:color="#000000" style:font-name="Arial" fo:font-size="10pt" fo:letter-spacing="normal" fo:font-style="normal" officeooo:rsid="00207451" style:letter-kerning="true" style:font-name-asian="Arial1" style:font-size-asian="10pt" style:language-asian="ru" style:country-asian="RU" style:font-name-complex="Arial Unicode MS" style:font-size-complex="10pt"/>
    </style:style>
    <style:style style:name="T13" style:family="text">
      <style:text-properties fo:font-variant="normal" fo:text-transform="none" fo:color="#000000" fo:font-size="10pt" fo:letter-spacing="normal" fo:font-style="normal" style:letter-kerning="true" style:font-name-asian="Arial1" style:font-size-asian="10pt" style:language-asian="ru" style:country-asian="RU" style:font-weight-asian="normal" style:font-name-complex="Arial Unicode MS" style:font-size-complex="10pt" style:font-weight-complex="normal"/>
    </style:style>
    <style:style style:name="T14" style:family="text">
      <style:text-properties fo:font-variant="normal" fo:text-transform="none" fo:color="#000000" fo:font-size="10pt" fo:letter-spacing="normal" fo:font-style="normal" officeooo:rsid="00207451" style:letter-kerning="true" style:font-name-asian="Arial1" style:font-size-asian="10pt" style:language-asian="ru" style:country-asian="RU" style:font-name-complex="Arial Unicode MS" style:font-size-complex="10pt"/>
    </style:style>
    <style:style style:name="T15" style:family="text">
      <style:text-properties fo:font-variant="normal" fo:text-transform="none" fo:color="#333333" fo:letter-spacing="normal" fo:font-style="normal"/>
    </style:style>
    <style:style style:name="T16" style:family="text">
      <style:text-properties fo:font-variant="normal" fo:text-transform="none" fo:color="#333333" fo:letter-spacing="normal" fo:font-style="normal" officeooo:rsid="001ae29c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1b741d"/>
    </style:style>
    <style:style style:name="T19" style:family="text">
      <style:text-properties fo:font-variant="normal" fo:text-transform="none" fo:letter-spacing="normal" fo:font-style="normal" fo:font-weight="normal" officeooo:rsid="001b741d" style:font-name-asian="Calibri1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171717" style:font-name="Segoe UI" fo:font-size="12pt" fo:letter-spacing="normal" fo:font-style="normal" fo:font-weight="normal" officeooo:rsid="001b741d" style:font-name-asian="Calibri1" style:font-size-asian="14pt" style:font-weight-asian="normal" style:font-size-complex="14pt" style:font-weight-complex="normal"/>
    </style:style>
    <style:style style:name="T21" style:family="text">
      <style:text-properties style:font-name-asian="Calibri1" style:font-weight-asian="normal" style:font-weight-complex="normal"/>
    </style:style>
    <style:style style:name="T22" style:family="text">
      <style:text-properties officeooo:rsid="0018b807"/>
    </style:style>
    <style:style style:name="T23" style:family="text">
      <style:text-properties officeooo:rsid="001ae29c"/>
    </style:style>
    <style:style style:name="T24" style:family="text">
      <style:text-properties fo:language="en" fo:country="US" style:font-name-complex="Times New Roman1"/>
    </style:style>
    <style:style style:name="T25" style:family="text">
      <style:text-properties style:font-name-complex="Times New Roman1"/>
    </style:style>
    <style:style style:name="T26" style:family="text">
      <style:text-properties officeooo:rsid="001b741d"/>
    </style:style>
    <style:style style:name="T27" style:family="text">
      <style:text-properties officeooo:rsid="001f0444"/>
    </style:style>
    <style:style style:name="T28" style:family="text">
      <style:text-properties fo:color="#000000" style:font-name="Arial" fo:font-size="10pt" style:letter-kerning="true" style:font-name-asian="Arial1" style:font-size-asian="10pt" style:language-asian="ru" style:country-asian="RU" style:font-name-complex="Arial Unicode MS" style:font-size-complex="10pt"/>
    </style:style>
    <style:style style:name="T29" style:family="text">
      <style:text-properties fo:color="#000000" style:font-name="Arial" fo:font-size="10pt" style:letter-kerning="true" style:font-name-asian="Arial1" style:font-size-asian="10pt" style:language-asian="ru" style:country-asian="RU" style:font-weight-asian="normal" style:font-name-complex="Arial Unicode MS" style:font-size-complex="10pt" style:font-weight-complex="normal"/>
    </style:style>
    <style:style style:name="T30" style:family="text">
      <style:text-properties fo:color="#000000" fo:font-size="10pt" style:letter-kerning="true" style:font-name-asian="Arial1" style:font-size-asian="10pt" style:language-asian="ru" style:country-asian="RU" style:font-weight-asian="normal" style:font-name-complex="Arial Unicode MS" style:font-size-complex="10pt" style:font-weight-complex="normal"/>
    </style:style>
    <style:style style:name="T31" style:family="text">
      <style:text-properties fo:color="#000000" fo:font-size="10pt" style:letter-kerning="true" style:font-name-asian="Arial1" style:font-size-asian="10pt" style:language-asian="ru" style:country-asian="RU" style:font-name-complex="Arial Unicode MS" style:font-size-complex="10pt"/>
    </style:style>
    <style:style style:name="T32" style:family="text">
      <style:text-properties fo:color="#000000" style:letter-kerning="true" style:font-name-asian="Arial1" style:language-asian="ru" style:country-asian="RU" style:font-weight-asian="normal" style:font-name-complex="Arial Unicode MS" style:font-weight-complex="normal"/>
    </style:style>
    <style:style style:name="T33" style:family="text">
      <style:text-properties fo:color="#000000" style:letter-kerning="true" style:font-name-asian="Arial1" style:language-asian="ru" style:country-asian="RU" style:font-name-complex="Arial Unicode MS"/>
    </style:style>
    <style:style style:name="T34" style:family="text">
      <style:text-properties fo:color="#000000" fo:font-weight="normal" style:letter-kerning="true" style:font-name-asian="Arial1" style:language-asian="ru" style:country-asian="RU" style:font-weight-asian="normal" style:font-name-complex="Arial Unicode MS" style:font-weight-complex="normal"/>
    </style:style>
    <style:style style:name="T35" style:family="text">
      <style:text-properties officeooo:rsid="00207451"/>
    </style:style>
    <style:style style:name="T36" style:family="text">
      <style:text-properties fo:font-weight="normal" style:font-name-asian="Calibri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10">ФЕДЕРАЛЬНОЕ ГОСУДАРСТВЕННОЕ АВТОНОМНОЕ ОБРАЗОВАТЕЛЬНОЕ УЧРЕЖДЕНИЕ ВЫСШЕГО ОБРАЗОВАНИЯ</text:p>
      <text:p text:style-name="P10">«Национальный исследовательский ядерный университет «МИФИ»</text:p>
      <text:p text:style-name="P10">Обнинский институт атомной энергетики</text:p>
      <text:p text:style-name="P10"/>
      <text:p text:style-name="P11"/>
      <text:p text:style-name="P11"/>
      <text:p text:style-name="P11"/>
      <text:p text:style-name="P11"/>
      <text:p text:style-name="P10">Лабораторная работа №<text:span text:style-name="T35">2</text:span></text:p>
      <text:p text:style-name="P10">«<text:span text:style-name="T35">Многопоточные программы</text:span>»</text:p>
      <text:p text:style-name="P13">Вариант <text:span text:style-name="T35">7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Выполнила: студентка ОИКС</text:p>
      <text:p text:style-name="P14">3 курса группы ИС-Б17</text:p>
      <text:p text:style-name="P14">Петренко В. Ю.</text:p>
      <text:p text:style-name="P14">Провери<text:span text:style-name="T22">л</text:span>: <text:span text:style-name="T22">Пляскин А. В.</text:span></text:p>
      <text:p text:style-name="P11"/>
      <text:p text:style-name="P11"/>
      <text:p text:style-name="P11"/>
      <text:p text:style-name="P11"/>
      <text:p text:style-name="P10">Обнинск, 2019</text:p>
      <text:p text:style-name="P20"><text:soft-page-break/><text:span text:style-name="T36">1. </text:span><text:span text:style-name="T34">Содержание работы: Написать программу, которая измеряет требуемый в варианте показатель в заданных мультизадачных условиях.</text:span></text:p>
      <text:p text:style-name="P21"><text:span text:style-name="T33">Требования:</text:span></text:p>
      <text:p text:style-name="P22"><text:span text:style-name="T33">1. Использование только вызовов API</text:span></text:p>
      <text:p text:style-name="P22"><text:span text:style-name="T33">Конечный результат: </text:span></text:p>
      <text:p text:style-name="P22"><text:span text:style-name="T33">1. Получить требуемую в варианте величину.</text:span></text:p>
      <text:p text:style-name="P18"><text:span text:style-name="T7">2. Отчет с выводами и анализом результатов. В анализ должны входить оценки вероятностных показателей измеренной в варианте величины.</text:span></text:p>
      <text:p text:style-name="P18"><text:span text:style-name="T2">Вариант </text:span><text:span text:style-name="T6">7:</text:span><text:span text:style-name="T8"> Основной поток создает 2 потока приостановленными. Затем запускает один из созданных потоков, который в свою очередь запускает другой поток. Измерить интервал времени от запуска первого потока до завершения второго в двух случаях:</text:span></text:p>
      <text:p text:style-name="P22"><text:span text:style-name="T33">а) Второй поток создает файл нулевой длины и завершает работу</text:span></text:p>
      <text:p text:style-name="P22"><text:span text:style-name="T33">б) Второй поток создает файл длиной 1К и завершает работу</text:span></text:p>
      <text:p text:style-name="P18"><text:span text:style-name="T8">Измерения повторить 10 раз.</text:span></text:p>
      <text:p text:style-name="P1">2. <text:span text:style-name="T23">И</text:span>нструментарий.</text:p>
      <text:p text:style-name="P15">Функция CreateFile создает или открывает каталог, физический диск, том, буфер консоли (CONIN$ или CONOUT$), устройство на магнитной ленте, коммуникационный ресурс, почтовый слот или именованный канал. Функция возвращает дескриптор, который может быть использован для доступа к объекту.</text:p>
      <text:p text:style-name="P17">HANDLE CreateFile(</text:p>
      <text:p text:style-name="P16"><text:span text:style-name="T24"><text:s text:c="2"/>LPCTSTR <text:s/>lpFileName, <text:s text:c="23"/><text:tab/> // </text:span><text:span text:style-name="T25">имя</text:span><text:span text:style-name="T24"> </text:span><text:span text:style-name="T25">файла</text:span></text:p>
      <text:p text:style-name="P16"><text:span text:style-name="T24"><text:s text:c="2"/>DWORD <text:s/>dwDesiredAccess, <text:s text:c="21"/><text:tab/>// </text:span><text:span text:style-name="T25">режим</text:span><text:span text:style-name="T24"> </text:span><text:span text:style-name="T25">доступа</text:span></text:p>
      <text:p text:style-name="P16"><text:span text:style-name="T24"><text:s text:c="2"/>DWORD <text:s/>dwShareMode, <text:s text:c="25"/><text:tab/>// </text:span><text:span text:style-name="T25">совместный</text:span><text:span text:style-name="T24"> </text:span><text:span text:style-name="T25">доступ</text:span></text:p>
      <text:p text:style-name="P16"><text:span text:style-name="T24"><text:s text:c="2"/>LPSECURITY_ATTRIBUTES <text:s/>lpSecurityAttributes, // SD (</text:span><text:span text:style-name="T25">дескр</text:span><text:span text:style-name="T24">. </text:span><text:span text:style-name="T25">защиты</text:span><text:span text:style-name="T24">)</text:span></text:p>
      <text:p text:style-name="P16"><text:span text:style-name="T24"><text:s text:c="2"/>DWORD <text:s/>dwCreationDisposition, <text:s text:c="15"/><text:tab/>// </text:span><text:span text:style-name="T25">как</text:span><text:span text:style-name="T24"> </text:span><text:span text:style-name="T25">действовать</text:span></text:p>
      <text:p text:style-name="P16"><text:span text:style-name="T24"><text:s text:c="2"/>DWORD <text:s/>dwFlagsAndAttributes, <text:s text:c="16"/><text:tab/>// </text:span><text:span text:style-name="T25">атрибуты</text:span><text:span text:style-name="T24"> </text:span><text:span text:style-name="T25">файла</text:span></text:p>
      <text:p text:style-name="P16"><text:span text:style-name="T24"><text:s text:c="2"/>HANDLE <text:s/>hTemplateFile <text:s text:c="23"/><text:tab/>// </text:span><text:span text:style-name="T25">дескр</text:span><text:span text:style-name="T24">.</text:span><text:span text:style-name="T25">шаблона</text:span><text:span text:style-name="T24"> </text:span><text:span text:style-name="T25">файла</text:span></text:p>
      <text:p text:style-name="P17">);</text:p>
      <text:p text:style-name="P17"/>
      <text:p text:style-name="P26"><text:span text:style-name="T25"/></text:p>
      <text:p text:style-name="P1"/>
      <text:p text:style-name="P1"/>
      <text:p text:style-name="P8">3. <text:span text:style-name="T23">Алгоритм.</text:span></text:p>
      <text:p text:style-name="P1"/>
      <text:p text:style-name="P8">4. <text:span text:style-name="T27">Р</text:span>езультат<text:span text:style-name="T27">ы</text:span> решен<text:span text:style-name="T27">ной</text:span> задачи;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<text:span text:style-name="T27">В</text:span>ыводы.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egoeUI, 'Segoe WP', 'Helvetica Neue', Helvetica, Tahom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8T15:42:52.387017662</dc:date>
    <meta:editing-cycles>15</meta:editing-cycles>
    <meta:editing-duration>PT4H8M35S</meta:editing-duration>
    <meta:generator>LibreOffice/6.0.7.3$Linux_X86_64 LibreOffice_project/00m0$Build-3</meta:generator>
    <meta:document-statistic meta:table-count="0" meta:image-count="0" meta:object-count="0" meta:page-count="4" meta:paragraph-count="36" meta:word-count="236" meta:character-count="1981" meta:non-whitespace-character-count="162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